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3a2b" officeooo:paragraph-rsid="000b3a2b"/>
    </style:style>
    <style:style style:name="P2" style:family="paragraph" style:parent-style-name="Standard">
      <style:text-properties officeooo:rsid="000c9476" officeooo:paragraph-rsid="000c9476"/>
    </style:style>
    <style:style style:name="P3" style:family="paragraph" style:parent-style-name="Standard">
      <style:text-properties officeooo:rsid="000e8058" officeooo:paragraph-rsid="000e8058"/>
    </style:style>
    <style:style style:name="P4" style:family="paragraph" style:parent-style-name="Standard">
      <style:text-properties officeooo:rsid="000ecc38" officeooo:paragraph-rsid="000ecc38"/>
    </style:style>
    <style:style style:name="T1" style:family="text">
      <style:text-properties officeooo:rsid="000e80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youtu.be/UpqknwKbvDE" text:style-name="Internet_20_link" text:visited-style-name="Visited_20_Internet_20_Link"/></text:p>
      <text:p text:style-name="P1"><text:a xlink:type="simple" xlink:href="https://youtu.be/UpqknwKbvDE" text:style-name="Internet_20_link" text:visited-style-name="Visited_20_Internet_20_Link"/></text:p>
      <text:p text:style-name="P1"><text:a xlink:type="simple" xlink:href="https://youtu.be/UpqknwKbvDE" text:style-name="Internet_20_link" text:visited-style-name="Visited_20_Internet_20_Link">https://youtu.be/UpqknwKbvDE</text:a> Merry New Year</text:p>
      <text:p text:style-name="P1"><text:a xlink:type="simple" xlink:href="https://sp.yimg.com/ib/th?id=OIP.yHInenrkxEYrQRTRiwm3WwEsCt&amp;pid=15.1&amp;rs=1&amp;c=1&amp;qlt=95&amp;w=175&amp;h=101" text:style-name="Internet_20_link" text:visited-style-name="Visited_20_Internet_20_Link">https://sp.yimg.com/ib/th?id=OIP.yHInenrkxEYrQRTRiwm3WwEsCt&amp;pid=15.1&amp;rs=1&amp;c=1&amp;qlt=95&amp;w=175&amp;h=101</text:a> (IMG)</text:p>
      <text:p text:style-name="P1"/>
      <text:p text:style-name="P1"><text:a xlink:type="simple" xlink:href="https://youtu.be/FOknJG0iRwk" text:style-name="Internet_20_link" text:visited-style-name="Visited_20_Internet_20_Link">https://youtu.be/FOknJG0iRwk</text:a> (aunt jemima)</text:p>
      <text:p text:style-name="P1"><text:a xlink:type="simple" xlink:href="https://sp.yimg.com/ib/th?id=OIP.4JUleGdbBuDwbzm68w-_CwEsDD&amp;pid=15.1&amp;rs=1&amp;c=1&amp;qlt=95&amp;w=147&amp;h=95" text:style-name="Internet_20_link" text:visited-style-name="Visited_20_Internet_20_Link">https://sp.yimg.com/ib/th?id=OIP.4JUleGdbBuDwbzm68w-_CwEsDD&amp;pid=15.1&amp;rs=1&amp;c=1&amp;qlt=95&amp;w=147&amp;h=95</text:a> (bill murray)</text:p>
      <text:p text:style-name="P1"/>
      <text:p text:style-name="P1"><text:a xlink:type="simple" xlink:href="https://youtu.be/hyCc1DzRAgQ" text:style-name="Internet_20_link" text:visited-style-name="Visited_20_Internet_20_Link">https://youtu.be/hyCc1DzRAgQ</text:a> <text:s/>Enrico polazzo</text:p>
      <text:p text:style-name="P2"><text:a xlink:type="simple" xlink:href="https://sp.yimg.com/ib/th?id=OIP.-6vbGsP3ZmC7JGgH9w-tsgEsCt&amp;pid=15.1&amp;rs=1&amp;c=1&amp;qlt=95&amp;w=206&amp;h=119" text:style-name="Internet_20_link" text:visited-style-name="Visited_20_Internet_20_Link">https://sp.yimg.com/ib/th?id=OIP.-6vbGsP3ZmC7JGgH9w-tsgEsCt&amp;pid=15.1&amp;rs=1&amp;c=1&amp;qlt=95&amp;w=206&amp;h=119</text:a></text:p>
      <text:p text:style-name="P2"/>
      <text:p text:style-name="P2">https://www.youtube.com/watch?list=RDPxYQQoYfMtQ&amp;v=BS8zi7Dg8TM</text:p>
      <text:p text:style-name="P2"><text:a xlink:type="simple" xlink:href="https://tse4.mm.bing.net/th?id=OIP.04MyrXhTY76EMD0RGiEhxAEsCt&amp;pid=15.1&amp;P=0&amp;w=278&amp;h=161" text:style-name="Internet_20_link" text:visited-style-name="Visited_20_Internet_20_Link">https://tse4.mm.bing.net/th?id=OIP.04MyrXhTY76EMD0RGiEhxAEsCt&amp;pid=15.1&amp;P=0&amp;w=278&amp;h=161</text:a> <text:s/>(Hercules)</text:p>
      <text:p text:style-name="P2"/>
      <text:p text:style-name="P2"><text:a xlink:type="simple" xlink:href="https://youtu.be/ra_cUTmQykc" text:style-name="Internet_20_link" text:visited-style-name="Visited_20_Internet_20_Link">https://youtu.be/ra_cUTmQykc</text:a> <text:s/>(Flesh Wound)</text:p>
      <text:p text:style-name="P2"><text:a xlink:type="simple" xlink:href="http://vignette3.wikia.nocookie.net/villains/images/9/97/Blackknight.png/revision/latest/scale-to-width-down/250?cb=20100227224111" text:style-name="Internet_20_link" text:visited-style-name="Visited_20_Internet_20_Link">http://vignette3.wikia.nocookie.net/villains/images/9/97/Blackknight.png/revision/latest/scale-to-width-down/250?cb=20100227224111</text:a></text:p>
      <text:p text:style-name="P2"/>
      <text:p text:style-name="P3"/>
      <text:p text:style-name="P2"><text:s text:c="2"/><text:span text:style-name="T1">(Fava Beans)</text:span></text:p>
      <text:p text:style-name="P3"><text:a xlink:type="simple" xlink:href="https://youtu.be/SEQZiElLp-E" text:style-name="Internet_20_link" text:visited-style-name="Visited_20_Internet_20_Link">https://youtu.be/SEQZiElLp-E</text:a></text:p>
      <text:p text:style-name="P3"><text:a xlink:type="simple" xlink:href="https://sp.yimg.com/ib/th?id=OIP.WMMErHmZGSBwj-9MUr_uzgEsDa&amp;pid=15.1&amp;rs=1&amp;c=1&amp;qlt=95&amp;w=166&amp;h=121" text:style-name="Internet_20_link" text:visited-style-name="Visited_20_Internet_20_Link">https://sp.yimg.com/ib/th?id=OIP.WMMErHmZGSBwj-9MUr_uzgEsDa&amp;pid=15.1&amp;rs=1&amp;c=1&amp;qlt=95&amp;w=166&amp;h=121</text:a></text:p>
      <text:p text:style-name="P3"/>
      <text:p text:style-name="P4"><text:a xlink:type="simple" xlink:href="https://youtu.be/7bF38rT7et0" text:style-name="Internet_20_link" text:visited-style-name="Visited_20_Internet_20_Link">https://youtu.be/7bF38rT7et0</text:a> (Good to be the King)</text:p>
      <text:p text:style-name="P4"><text:a xlink:type="simple" xlink:href="https://sp.yimg.com/ib/th?id=OIP.XM_TbyQ2ugvdyiQvucWobgEsCv&amp;pid=15.1&amp;rs=1&amp;c=1&amp;qlt=95&amp;w=175&amp;h=102" text:style-name="Internet_20_link" text:visited-style-name="Visited_20_Internet_20_Link">https://sp.yimg.com/ib/th?id=OIP.XM_TbyQ2ugvdyiQvucWobgEsCv&amp;pid=15.1&amp;rs=1&amp;c=1&amp;qlt=95&amp;w=175&amp;h=102</text:a></text:p>
      <text:p text:style-name="P4"/>
      <text:p text:style-name="P4"><text:a xlink:type="simple" xlink:href="https://youtu.be/FVY0Hy-D7XE" text:style-name="Internet_20_link" text:visited-style-name="Visited_20_Internet_20_Link">https://youtu.be/FVY0Hy-D7XE</text:a> <text:s/>(Gladiator)</text:p>
      <text:p text:style-name="P4">https://images-na.ssl-images-amazon.com/images/M/MV5BODc0NzA5NzMxOV5BMl5BanBnXkFtZTcwMTU0NTA2OQ@@._V1_UY105_CR27,0,105,105_AL_.jp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21:47:30.104000000</meta:creation-date>
    <dc:date>2017-03-21T22:25:12.315000000</dc:date>
    <meta:editing-duration>PT7M1S</meta:editing-duration>
    <meta:editing-cycles>1</meta:editing-cycles>
    <meta:document-statistic meta:table-count="0" meta:image-count="0" meta:object-count="0" meta:page-count="1" meta:paragraph-count="17" meta:word-count="37" meta:character-count="1224" meta:non-whitespace-character-count="1198"/>
    <meta:generator>LibreOffice/5.2.5.1$Windows_x86 LibreOffice_project/0312e1a284a7d50ca85a365c316c7abbf20a4d22</meta:generator>
  </office:meta>
</office:document-meta>
</file>